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justify"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center"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8pt" style:font-size-asian="18pt" style:font-size-complex="18pt"/>
    </style:style>
    <style:style style:name="P6" style:family="paragraph" style:parent-style-name="Standard">
      <style:paragraph-properties fo:text-align="justify" style:justify-single-word="false"/>
      <style:text-properties fo:font-size="14pt" style:font-size-asian="14pt" style:font-size-complex="14pt"/>
    </style:style>
    <style:style style:name="P7" style:family="paragraph" style:parent-style-name="Standard">
      <style:paragraph-properties fo:text-align="justify" style:justify-single-word="false"/>
      <style:text-properties fo:font-size="14pt" fo:font-weight="normal" style:font-name-asian="MS Gothic"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font-name-asian="MS Gothic" style:font-size-asian="14pt" style:font-size-complex="14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name-asian="MS PMincho1" style:font-size-asian="12pt" style:font-size-complex="12pt"/>
    </style:style>
    <style:style style:name="P11" style:family="paragraph" style:parent-style-name="Standard">
      <style:paragraph-properties fo:margin-left="0.4866in" fo:margin-right="0in" fo:text-align="justify" style:justify-single-word="false" fo:text-indent="0in" style:auto-text-indent="false"/>
      <style:text-properties fo:font-size="12pt" style:font-size-asian="12pt" style:font-size-complex="12pt"/>
    </style:style>
    <style:style style:name="P12" style:family="paragraph" style:parent-style-name="Standard">
      <style:paragraph-properties fo:margin-left="0.589in" fo:margin-right="0in" fo:text-align="justify" style:justify-single-word="false" fo:text-indent="0in" style:auto-text-indent="false"/>
      <style:text-properties fo:font-size="12pt" style:font-size-asian="12pt" style:font-size-complex="12pt"/>
    </style:style>
    <style:style style:name="P13" style:family="paragraph" style:parent-style-name="Standard" style:master-page-name="">
      <style:paragraph-properties fo:margin-left="0.5in" fo:margin-right="0in" fo:text-align="justify" style:justify-single-word="false" fo:text-indent="0in" style:auto-text-indent="false" style:page-number="auto"/>
      <style:text-properties fo:font-size="12pt" style:font-size-asian="12pt" style:font-size-complex="12pt"/>
    </style:style>
    <style:style style:name="P14" style:family="paragraph" style:parent-style-name="Standard" style:list-style-name="L1">
      <style:paragraph-properties fo:text-align="justify" style:justify-single-word="false"/>
      <style:text-properties fo:font-size="14pt" style:font-size-asian="14pt" style:font-size-complex="14pt"/>
    </style:style>
    <style:style style:name="P15" style:family="paragraph" style:parent-style-name="Standard" style:list-style-name="L2">
      <style:paragraph-properties fo:text-align="justify" style:justify-single-word="false"/>
      <style:text-properties fo:font-size="12pt" style:font-size-asian="12pt" style:font-size-complex="12pt"/>
    </style:style>
    <style:style style:name="P16" style:family="paragraph" style:parent-style-name="Standard" style:list-style-name="L3">
      <style:paragraph-properties fo:text-align="justify" style:justify-single-word="false"/>
      <style:text-properties fo:font-size="12pt" style:font-size-asian="12pt" style:font-size-complex="12pt"/>
    </style:style>
    <style:style style:name="P17" style:family="paragraph" style:parent-style-name="Standard" style:list-style-name="L1">
      <style:paragraph-properties fo:text-align="justify" style:justify-single-word="false"/>
      <style:text-properties fo:font-size="12pt" style:font-size-asian="12pt" style:font-size-complex="12pt"/>
    </style:style>
    <style:style style:name="P18" style:family="paragraph" style:parent-style-name="Standard" style:list-style-name="L1">
      <style:paragraph-properties fo:text-align="justify" style:justify-single-word="false"/>
      <style:text-properties fo:font-size="12pt" officeooo:paragraph-rsid="001bcaf8" style:font-size-asian="12pt" style:font-size-complex="12pt"/>
    </style:style>
    <style:style style:name="P19" style:family="paragraph" style:parent-style-name="Standard" style:list-style-name="L4">
      <style:paragraph-properties fo:text-align="justify" style:justify-single-word="false"/>
      <style:text-properties fo:font-size="12pt" style:font-size-asian="12pt" style:font-size-complex="12pt"/>
    </style:style>
    <style:style style:name="P20" style:family="paragraph" style:parent-style-name="Standard" style:list-style-name="L5">
      <style:paragraph-properties fo:text-align="justify" style:justify-single-word="false"/>
      <style:text-properties fo:font-size="12pt" officeooo:paragraph-rsid="001bcaf8" style:font-size-asian="12pt" style:font-size-complex="12pt"/>
    </style:style>
    <style:style style:name="P21" style:family="paragraph" style:parent-style-name="Standard">
      <style:paragraph-properties fo:text-align="justify" style:justify-single-word="false"/>
      <style:text-properties fo:font-size="16pt" style:font-size-asian="16pt" style:font-size-complex="16pt"/>
    </style:style>
    <style:style style:name="P22" style:family="paragraph" style:parent-style-name="Standard" style:list-style-name="L1" style:master-page-name="">
      <style:paragraph-properties fo:margin-left="0.5in" fo:margin-right="0in" fo:text-align="justify" style:justify-single-word="false" fo:text-indent="0in" style:auto-text-indent="false" style:page-number="auto"/>
      <style:text-properties fo:font-size="12pt" style:font-size-asian="12pt" style:font-size-complex="12pt"/>
    </style:style>
    <style:style style:name="P23" style:family="paragraph" style:parent-style-name="Standard" style:list-style-name="L1">
      <style:paragraph-properties fo:margin-left="0.5in" fo:margin-right="0in" fo:text-align="justify" style:justify-single-word="false" fo:text-indent="0in" style:auto-text-indent="false"/>
      <style:text-properties fo:font-size="12pt" style:font-size-asian="12pt" style:font-size-complex="12pt"/>
    </style:style>
    <style:style style:name="P24" style:family="paragraph" style:parent-style-name="Standard" style:list-style-name="L1" style:master-page-name="">
      <style:paragraph-properties fo:margin-left="0.5in" fo:margin-right="0in" fo:text-align="justify" style:justify-single-word="false" fo:text-indent="-0.25in" style:auto-text-indent="false" style:page-number="auto"/>
      <style:text-properties fo:font-size="12pt" officeooo:paragraph-rsid="001bcaf8" style:font-size-asian="12pt" style:font-size-complex="12pt"/>
    </style:style>
    <style:style style:name="P25" style:family="paragraph" style:parent-style-name="Standard" style:master-page-name="">
      <style:paragraph-properties fo:margin-left="0.4866in" fo:margin-right="0in" fo:text-align="justify" style:justify-single-word="false" fo:text-indent="0in" style:auto-text-indent="false" style:page-number="auto"/>
      <style:text-properties fo:font-size="12pt" officeooo:paragraph-rsid="00388c53" style:font-size-asian="12pt" style:font-size-complex="12pt"/>
    </style:style>
    <style:style style:name="P26" style:family="paragraph" style:parent-style-name="Standard">
      <style:paragraph-properties fo:margin-left="0.4866in" fo:margin-right="0in" fo:text-align="justify" style:justify-single-word="false" fo:text-indent="0in" style:auto-text-indent="false"/>
      <style:text-properties fo:font-size="12pt" officeooo:paragraph-rsid="00388c53" style:font-size-asian="12pt" style:font-size-complex="12pt"/>
    </style:style>
    <style:style style:name="T1" style:family="text">
      <style:text-properties officeooo:rsid="001d70ce"/>
    </style:style>
    <style:style style:name="T2" style:family="text">
      <style:text-properties officeooo:rsid="00200a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ラボナビ仕様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スタッフチーム</text:p>
      <text:p text:style-name="P4"/>
      <text:p text:style-name="P5"><text:tab/><text:tab/>V担当<text:tab/><text:tab/>12-1-037-0049 小坂田　光</text:p>
      <text:p text:style-name="P5"><text:tab/><text:tab/>CCM担当<text:tab/>12-1-037-0026 中才　恵太朗</text:p>
      <text:p text:style-name="P5"><text:tab/><text:tab/>SCM担当 <text:s text:c="2"/><text:tab/>12-1-037-0051 天満　勇介</text:p>
      <text:p text:style-name="P4"/>
      <text:p text:style-name="P4"/>
      <text:p text:style-name="P4">2014年11月26日</text:p>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7"><text:soft-page-break/>イントロダクション</text:p>
      <text:p text:style-name="P6"/>
      <text:p text:style-name="P9">作成者：小坂田 （<text:span text:style-name="T2">V担当</text:span>）</text:p>
      <text:p text:style-name="P6"/>
      <text:list xml:id="list6036759371759827848" text:style-name="L1">
        <text:list-item>
          <text:p text:style-name="P14">アプリケーションの目的</text:p>
        </text:list-item>
      </text:list>
      <text:p text:style-name="P25">　現在の研究室配属では、各研究室の詳細な情報が教員側から学生側にのみ大きく依存しているために、学生間での情報の共有が上手く行われていない状況にある。また、研究室訪問が可能である期間が凡そ1ヶ月間と限られているので履修している授業が多い学生や一週間でそれほど多くの時間が取れない学生は訪問できる研究室の数が限られてしまう。その結果として「どの研究室がいいのか」を吟味することが少々困難になる。</text:p>
      <text:p text:style-name="P26">　そこで本アプリケーションでは、各研究室の様々な情報を学生同士でも共有できるようにすることで学生の研究室選びを補助することを目的として開発を行う。</text:p>
      <text:p text:style-name="P11">　本アプリケーションの目的は以下のとおりである。</text:p>
      <text:list xml:id="list5043789270218471212" text:style-name="L2">
        <text:list-item>
          <text:p text:style-name="P15">各研究室の情報を学生間の間でも共有できるようにする。</text:p>
        </text:list-item>
        <text:list-item>
          <text:p text:style-name="P15">教員側は、その研究室の生の評価を参照することができる。</text:p>
        </text:list-item>
      </text:list>
      <text:p text:style-name="P9"/>
      <text:list xml:id="list220109180534799" text:continue-list="list6036759371759827848" text:style-name="L1">
        <text:list-item>
          <text:p text:style-name="P14">アプリケーションの範囲</text:p>
          <text:p text:style-name="P22">　本アプリケーションは「ラボナビ」呼び、研究室情報共有サービスを提供する。</text:p>
          <text:p text:style-name="P22">　情報共有サービスとはユーザーからの口コミを収集し相互に情報を共有する場を提供するサービスである。次に挙げるような機能を持っている。</text:p>
          <text:p text:style-name="P23"/>
        </text:list-item>
      </text:list>
      <text:list xml:id="list429547677187865891" text:style-name="L3">
        <text:list-item>
          <text:p text:style-name="P16">ユーザーが情報をアップロードできる。</text:p>
        </text:list-item>
        <text:list-item>
          <text:p text:style-name="P16">ユーザーがコメントを残すことができる。</text:p>
        </text:list-item>
        <text:list-item>
          <text:p text:style-name="P16">上記のコメントに対して自他ともにコメントすることができる。</text:p>
        </text:list-item>
        <text:list-item>
          <text:p text:style-name="P16">各ユーザーがメールボックスを所持している。</text:p>
        </text:list-item>
        <text:list-item>
          <text:p text:style-name="P16">上記のメールボックスにおいて様々な情報を送受信することができる。</text:p>
        </text:list-item>
        <text:list-item>
          <text:p text:style-name="P16">各トピックに対して評価・ランク付けすることができる。</text:p>
        </text:list-item>
        <text:list-item>
          <text:p text:style-name="P16">ユーザーのマイページを作成できる。</text:p>
        </text:list-item>
        <text:list-item>
          <text:p text:style-name="P16">ユーザーのフレンド登録をできる。</text:p>
        </text:list-item>
      </text:list>
      <text:p text:style-name="P9"/>
      <text:p text:style-name="P13">　本アプリケーションが提供するのはユーザーが情報をアップロードする機能、各トピックに対して評価・ランク付けすることができるようにする機能のみとする。</text:p>
      <text:p text:style-name="P12"/>
      <text:p text:style-name="P9"/>
      <text:list xml:id="list220108739018514" text:continue-list="list220109180534799" text:style-name="L1">
        <text:list-item>
          <text:p text:style-name="P14">アプリケーションの概要</text:p>
          <text:p text:style-name="P17">　本アプリケーションは、情報共有サービスを提供するものである。本アプリケーションのユーザーは次に挙げる機能を使用することができる。</text:p>
          <text:p text:style-name="P17"/>
        </text:list-item>
      </text:list>
      <text:list xml:id="list5368436534792716091" text:style-name="L4">
        <text:list-item>
          <text:p text:style-name="P19">ユーザーが情報をアップロードする。</text:p>
        </text:list-item>
        <text:list-item>
          <text:p text:style-name="P19">ユーザーが各トピックに対して評価・ランク付けする。</text:p>
        </text:list-item>
        <text:list-item>
          <text:p text:style-name="P19">情報を閲覧する。</text:p>
        </text:list-item>
      </text:list>
      <text:p text:style-name="P9"/>
      <text:list xml:id="list220107809632489" text:continue-list="list220108739018514" text:style-name="L1">
        <text:list-item>
          <text:p text:style-name="P14">アプリケーションの条件</text:p>
          <text:p text:style-name="P24">　　本アプリケーションに課された条件は、以下のとおりである。</text:p>
          <text:p text:style-name="P18"/>
        </text:list-item>
      </text:list>
      <text:list xml:id="list6514042910825389700" text:style-name="L5">
        <text:list-item>
          <text:p text:style-name="P20">プログラミング言語として<text:span text:style-name="T1">JavaScriptとJavaを使用すること。</text:span></text:p>
        </text:list-item>
        <text:list-item>
          <text:p text:style-name="P20">サーブレットコンテナとして<text:span text:style-name="T1">Jettyを使用すること。</text:span></text:p>
        </text:list-item>
      </text:list>
      <text:p text:style-name="P6"/>
      <text:p text:style-name="P6"/>
      <text:p text:style-name="P6"/>
      <text:p text:style-name="P2"/>
      <text:p text:style-name="P8"><text:soft-page-break/>ユースケース図とユースケース記述</text:p>
      <text:p text:style-name="P8"/>
      <text:p text:style-name="P10">作成者：・・・</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Lucida Sans1" svg:font-family="'Lucida Sans'" style:font-family-generic="swiss"/>
    <style:font-face style:name="MS PMincho1" svg:font-family="'MS PMincho'" style:font-pitch="variable"/>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Lucida Sans" svg:font-family="'Lucida Sans'" style:font-family-generic="system" style:font-pitch="variable"/>
    <style:font-face style:name="MS PGothic" svg:font-family="'MS PGothic'" style:font-family-generic="system" style:font-pitch="variable"/>
    <style:font-face style:name="MS PMincho" svg:font-family="'MS PMinch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S PMincho" style:font-size-asian="12pt" style:language-asian="ja" style:country-asian="JP"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3:59:19</meta:creation-date>
    <dc:date>2014-11-29T22:01:07.294119000</dc:date>
    <meta:editing-duration>PT2H12M18S</meta:editing-duration>
    <meta:editing-cycles>218</meta:editing-cycles>
    <meta:generator>LibreOffice/4.3.4.1$MacOSX_x86 LibreOffice_project/bc356b2f991740509f321d70e4512a6a54c5f243</meta:generator>
    <meta:document-statistic meta:table-count="0" meta:image-count="0" meta:object-count="0" meta:page-count="4" meta:paragraph-count="37" meta:word-count="1033" meta:character-count="1127" meta:non-whitespace-character-count="1098"/>
  </office:meta>
</office:document-meta>
</file>